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Normal"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9.631cm" style:type="center"/>
          <style:tab-stop style:position="16.999cm" style:type="right"/>
        </style:tab-stops>
      </style:paragraph-properties>
    </style:style>
    <style:style style:name="P2" style:family="paragraph" style:parent-style-name="Standard">
      <style:paragraph-properties fo:text-align="justify" style:justify-single-word="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3" style:family="paragraph" style:parent-style-name="Standard">
      <style:paragraph-properties fo:text-align="justify" style:justify-single-word="false"/>
      <style:text-properties style:use-window-font-color="true" fo:font-size="10pt" fo:language="fr" fo:country="FR" style:font-name-asian="Times New Roman" style:font-size-asian="10pt" style:language-asian="fr" style:country-asian="FR" style:font-name-complex="Times New Roman" style:font-size-complex="10pt" style:language-complex="fr" style:country-complex="FR"/>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fo:break-before="page"/>
      <style:text-properties style:use-window-font-color="true" fo:font-size="14pt" fo:language="fr" fo:country="FR" style:text-underline-style="solid" style:text-underline-width="auto" style:text-underline-color="font-color" fo:font-weight="bold" style:font-name-asian="Times New Roman" style:font-size-asian="14pt" style:language-asian="fr" style:country-asian="FR" style:font-weight-asian="bold" style:font-name-complex="Times New Roman" style:font-size-complex="14pt" style:language-complex="fr" style:country-complex="FR" style:font-weight-complex="bold"/>
    </style:style>
    <style:style style:name="P7"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left="0cm" fo:margin-right="0cm" fo:text-align="justify" style:justify-single-word="false" fo:text-indent="1.249cm" style:auto-text-indent="false"/>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9" style:family="paragraph" style:parent-style-name="Standard" style:list-style-name="L1"/>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1">
      <style:paragraph-properties fo:margin-left="-1.25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op_5f_txt_5f__20__3e__20_paraTag_5f_">
      <style:paragraph-properties fo:margin-left="2.501cm" fo:margin-right="0cm" fo:text-indent="0cm" style:auto-text-indent="false"/>
    </style:style>
    <style:style style:name="P13" style:family="paragraph" style:parent-style-name="op_5f_txt_5f__20__3e__20_paraTag_5f_">
      <style:paragraph-properties fo:margin-left="2.501cm" fo:margin-right="0cm" fo:text-indent="0cm" style:auto-text-indent="false"/>
      <style:text-properties fo:color="#ffffff" style:font-name="Arial" fo:font-size="1pt"/>
    </style:style>
    <style:style style:name="P14" style:family="paragraph" style:parent-style-name="op_5f_txt_5f__20__3e__20_paraTag_5f_">
      <style:paragraph-properties fo:margin-left="0cm" fo:margin-right="0cm" fo:text-indent="0cm" style:auto-text-indent="false"/>
      <style:text-properties fo:font-size="10pt" style:font-size-asian="10pt" style:font-size-complex="10pt"/>
    </style:style>
    <style:style style:name="P15" style:family="paragraph" style:parent-style-name="op_5f_txt_5f__20__3e__20_itemizedListTag_5f__20__3e__20_paragraph_20_level_20_1">
      <style:paragraph-properties fo:margin-left="2.501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76265" text:style-name="L1">
        <text:list-header>
          <text:p text:style-name="P11">QUESTIONS DE COURS</text:p>
        </text:list-header>
        <text:list-item>
          <text:p text:style-name="P9">Expliquez l'importance d'intégrer à la conception d'une machine le service maintenance (importance du cahier des charges fonctionnel, effet de levier, ….)</text:p>
        </text:list-item>
        <text:list-item>
          <text:p text:style-name="P9">Définir l'analyse fonctionnelle, ses différentes phases/étapes</text:p>
        </text:list-item>
        <text:list-item>
          <text:p text:style-name="P9">Définir le schéma bloc fonctionnel, le diagramme de fiabilité, l'organigramme de dépannage, l'arbre des défaillances. Citez les principales différences ?</text:p>
        </text:list-item>
        <text:list-item>
          <text:p text:style-name="P9">Définir l'AMDEC</text:p>
        </text:list-item>
        <text:list-item>
          <text:p text:style-name="P9">Domaines d'application de l'AMDEC</text:p>
        </text:list-item>
        <text:list-item>
          <text:p text:style-name="P9">Mise en place – Démarche (AMDEC)</text:p>
        </text:list-item>
        <text:list-item>
          <text:p text:style-name="P9">Liste des colonnes – définir chaque colonne en partant de la chaîne de la défaillance pour illustrer les colonnes </text:p>
        </text:list-item>
        <text:list-item>
          <text:p text:style-name="P9">Pourquoi l'AMDEC doit-elle rester une démarche de conception : que peut-on faire en exploitation ?</text:p>
          <text:p text:style-name="P11">EXERCICES</text:p>
        </text:list-item>
        <text:list-item>
          <text:p text:style-name="P10">Analyse fonctionnelle d'une machine à faire le café  : Besoin (Bête à corne), Situations de vie, Analyse fonctionnelle externe de la situation de vie : production du café. En déduire les Fonctions principales et contraintes. Faire une analyse fonctionnelle interne </text:p>
        </text:list-item>
        <text:list-item>
          <text:p text:style-name="P9">AMDEC ET Maintenance Préventive/permaente (préconisations, etc ...) ----&gt; 11 ou 12</text:p>
        </text:list-item>
        <text:list-item>
          <text:p text:style-name="P9">Pour un véhicule, on distinguera 3 fonctions principales pour lesquelles nous avons lié quelques éléments (organes ou sous fonctions)</text:p>
        </text:list-item>
      </text:list>
      <text:p text:style-name="P12"><text:span text:style-name="txtEmp">Motorisation</text:span></text:p>
      <text:list xml:id="list28493936" text:style-name="op_5f_txt_5f__20__3e__20_itemizedListTag_5f__20__3e__20_list">
        <text:list-item>
          <text:p text:style-name="P15">Huile (lubrification)</text:p>
        </text:list-item>
        <text:list-item>
          <text:p text:style-name="P15">Compression (étincelle)</text:p>
        </text:list-item>
        <text:list-item>
          <text:p text:style-name="P15">Essence (mélange)</text:p>
        </text:list-item>
      </text:list>
      <text:p text:style-name="P12"><text:span text:style-name="txtEmp">Freinage</text:span></text:p>
      <text:list xml:id="list28613553" text:continue-numbering="true" text:style-name="op_5f_txt_5f__20__3e__20_itemizedListTag_5f__20__3e__20_list">
        <text:list-item>
          <text:p text:style-name="P15">Plaquettes</text:p>
        </text:list-item>
        <text:list-item>
          <text:p text:style-name="P15">Disques</text:p>
        </text:list-item>
        <text:list-item>
          <text:p text:style-name="P15">Flexibles</text:p>
        </text:list-item>
        <text:list-item>
          <text:p text:style-name="P15">Câble électrique (détection usure)</text:p>
        </text:list-item>
      </text:list>
      <text:p text:style-name="P12"><text:span text:style-name="txtEmp">Refroidissement</text:span></text:p>
      <text:list xml:id="list28614932" text:continue-numbering="true" text:style-name="op_5f_txt_5f__20__3e__20_itemizedListTag_5f__20__3e__20_list">
        <text:list-item>
          <text:p text:style-name="P15">Liquide de refroidissement</text:p>
        </text:list-item>
        <text:list-item>
          <text:p text:style-name="P15">Pression eau (pompe à eau)</text:p>
        </text:list-item>
        <text:list-item>
          <text:p text:style-name="P15">Sonde de température</text:p>
        </text:list-item>
        <text:list-item>
          <text:p text:style-name="P15">Capteur de niveau</text:p>
        </text:list-item>
        <text:list-item>
          <text:p text:style-name="P15">Ventilateur</text:p>
        </text:list-item>
        <text:list-item>
          <text:p text:style-name="P15">Durites</text:p>
        </text:list-item>
      </text:list>
      <text:list xml:id="list28631948" text:continue-list="list28376265" text:style-name="L1">
        <text:list-item>
          <text:p text:style-name="P9">AMDEC de l'allumage (feuille A3) ou encore du système d'éclairage si vraiment vous n'êtes pas inspirés par l'électricité.</text:p>
        </text:list-item>
        <text:list-item>
          <text:p text:style-name="P9"><text:s/>Pour le système d'éclairage !(<text:span text:style-name="T2">OBLIGATOIRE ET INDISPENSABLE</text:span>)</text:p>
          <text:list>
            <text:list-item>
              <text:p text:style-name="P9"><text:s/>calculer le taux de défaillance du système composé de l'alimentation EDF, d'un interrupteur et d'une seule ampoule.</text:p>
            </text:list-item>
            <text:list-item>
              <text:p text:style-name="P9">Etablir les diagrammes de fiabilité pour les missions OBSCURITE PARTIELLE ET TOTALE</text:p>
            </text:list-item>
            <text:list-item>
              <text:p text:style-name="P9">En déduire les coupes minimales et calculer le taux de défaillance des 2 missions ci-dessus.</text:p>
            </text:list-item>
          </text:list>
        </text:list-item>
      </text:list>
      <text:p text:style-name="Standard"/>
      <text:p text:style-name="P14"/>
      <text:p text:style-name="P13"/>
      <text:p text:style-name="P7">Analyse Fonctionnelle (6 pts)</text:p>
      <text:p text:style-name="P5"/>
      <text:p text:style-name="Standard"><text:span text:style-name="T2">FONCTION D'USAGE</text:span> : L'appareil doit permettre d'éliminer les salissures d'une vaisselle de collectivité de façon qu'elle ne présente ni risque microbiologique ni risque toxicologique, qu'elle retrouve son aspect esthétique et qu'elle soit prête à l'utilisation.</text:p>
      <text:p text:style-name="Standard"/>
      <text:p text:style-name="P4">ETUDE DU PROCESSUS DU LAVAGE DE LA VAISSELLE.</text:p>
      <text:p text:style-name="Standard"/>
      <text:p text:style-name="Standard">Aqui cela rend-il service ?</text:p>
      <text:p text:style-name="Standard">Sur quoi cela agit-il ?</text:p>
      <text:p text:style-name="Standard">Dans quel but ?</text:p>
      <text:p text:style-name="Standard">Pourquoi ce but ?</text:p>
      <text:p text:style-name="Standard">Cause ? </text:p>
      <text:p text:style-name="Standard">Ce processus peut-il disparaître ou évoluer ?</text:p>
      <text:p text:style-name="Standard"/>
      <text:p text:style-name="Standard">Quelles sont les situations de vie de ce processus ?</text:p>
      <text:p text:style-name="Standard"/>
      <text:p text:style-name="Standard">Choisir la situation de vie (la plus importante), et, à partir d'une analyse externe, déterminer les fonctions principales et de contraintes.</text:p>
      <text:p text:style-name="Standard"/>
      <text:p text:style-name="Standard"/>
      <text:p text:style-name="Standard"/>
      <text:p text:style-name="P6">AMDEC ET Maintenance Préventive (6 pts)</text:p>
      <text:p text:style-name="P2">Pour un véhicule, on distinguera 3 fonctions principales pour lesquelles nous avons lié des éléments (pièces ou des sous fonctions)</text:p>
      <text:p text:style-name="P2"/>
      <text:p text:style-name="P2">Motorisation</text:p>
      <text:p text:style-name="P2"><text:tab/>Huile</text:p>
      <text:p text:style-name="P2"><text:tab/>Compression (étincelle)</text:p>
      <text:p text:style-name="P2"><text:tab/>Essence</text:p>
      <text:p text:style-name="P2">Freinage</text:p>
      <text:p text:style-name="P2"><text:tab/>Plaquettes</text:p>
      <text:p text:style-name="P2"><text:tab/>Disques</text:p>
      <text:p text:style-name="P2"><text:tab/>Flexibles</text:p>
      <text:p text:style-name="P2"><text:tab/>Câble électrique (détection usure)</text:p>
      <text:p text:style-name="P2">Refroidissement</text:p>
      <text:p text:style-name="P2"><text:tab/>Liquide de refroidissement</text:p>
      <text:p text:style-name="P2"><text:tab/>Pression eau (pompe à eau)</text:p>
      <text:p text:style-name="P2"><text:tab/>Sonde de température</text:p>
      <text:p text:style-name="P2"><text:tab/>Capteur de niveau</text:p>
      <text:p text:style-name="P8">Ventilateur</text:p>
      <text:p text:style-name="P2"><text:tab/>Durites</text:p>
      <text:p text:style-name="P2"/>
      <text:p text:style-name="P2">A. Réaliser l'AMDEC du véhicule avec les éléments fournis ci-dessus.</text:p>
      <text:p text:style-name="P2">B. Malgré le nombre limité d’organes, inspirez vous de la méthode pour réaliser un plan de maintenance préventive avec les éléments fournis (vous fixerez avec un peu de bon sens des périodicités adaptées à l’utilisation d’un véhicule). </text:p>
      <text:p text:style-name="P6">ETUDE DE FIABILITE (6 pts)</text:p>
      <text:p text:style-name="P2"/>
      <text:p text:style-name="P2">Un système de pompage comporte 3 lignes composées d'une pompe est d'une vanne. Le système de pompage alimente un réservoir R. L'alimentation électrique en cas d'absence du secteur est assurée par un groupe électrogène. Chaque ligne de pompage est capable d'assurer un débit D.</text:p>
      <text:p text:style-name="P2"/>
      <text:p text:style-name="P2">Les taux de défaillance sont tous identiques.</text:p>
      <text:p text:style-name="P2"/>
      <text:p text:style-name="P2">La demande de la station de pompage est de 2D. Etablir le diagramme de fiabilité, les coupes minimales. Calculer la probabilité de défaillance.</text:p>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adornments="Normal"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dTemplateText_20__3e__20__23_defaultStyle" style:display-name="odTemplateText &gt; #defaultStyle" style:family="paragraph" style:class="text" style:master-page-name="">
      <style:paragraph-properties fo:margin-left="0.049cm" fo:margin-right="0cm" fo:text-align="justify" style:justify-single-word="false" fo:text-indent="0cm" style:auto-text-indent="false" style:page-number="auto"/>
      <style:text-properties style:use-window-font-color="true" style:font-name="Verdana" fo:font-size="8pt" fo:language="fr" fo:country="FR"/>
    </style:style>
    <style:style style:name="op_5f_txt_5f__20__3e__20_paraTag_5f_" style:display-name="op_txt_ &gt; paraTag_" style:family="paragraph" style:parent-style-name="odTemplateText_20__3e__20__23_defaultStyle">
      <style:paragraph-properties fo:margin-top="0.101cm" fo:margin-bottom="0cm"/>
    </style:sty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fo:text-align="justify" style:justify-single-word="false"/>
    </style:style>
    <style:style style:name="Numbering_20_Symbols" style:display-name="Numbering Symbols" style:family="text"/>
    <style:style style:name="txtEmp" style:family="text">
      <style:text-properties style:use-window-font-color="true" fo:font-weight="bold" fo:background-color="transparent"/>
    </style:style>
    <style:style style:name="op_5f_txt_5f__20__3e__20_itemizedListTag_5f__20__3e__20_bullet" style:display-name="op_txt_ &gt; itemizedListTag_ &gt; bullet" style:family="text">
      <style:text-properties style:use-window-font-color="true" style:font-name="StarSymbol" fo:font-size="80%"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style:num-suf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style:num-suf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style:num-suffix=")"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style:num-suf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style:num-suf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style:num-suf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style:num-suf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style:num-suf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style:num-suf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style:num-suffix=" " text:bullet-char="">
        <style:list-level-properties text:space-before="6.35cm" text:min-label-width="0.635cm"/>
        <style:text-properties style:font-name="Wingding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9.631cm" style:type="center"/>
          <style:tab-stop style:position="16.999cm" style:type="right"/>
        </style:tab-stops>
      </style:paragraph-properties>
    </style:style>
    <style:style style:name="MT1" style:family="text">
      <style:text-properties fo:font-size="14pt" fo:font-weight="bold" style:font-size-asian="14pt" style:font-weight-asian="bold" style:font-size-complex="14pt" style:font-weight-complex="bold"/>
    </style:style>
    <style:style style:name="MT2" style:family="text">
      <style:text-properties style:text-underline-style="none"/>
    </style:style>
    <style:style style:name="MT3" style:family="text">
      <style:text-properties style:text-underline-style="none"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UT EPINAL Département GIM</text:span><text:span text:style-name="MT2"><text:tab/></text:span><text:span text:style-name="MT3">Module TTAM-M52<text:tab/>25/10/203</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Franck OURION</meta:initial-creator>
    <meta:creation-date>2007-01-15T14:39:50</meta:creation-date>
    <dc:creator>Franck OURION</dc:creator>
    <dc:date>2013-10-25T08:48:03.28</dc:date>
    <meta:printed-by>Franck OURION</meta:printed-by>
    <meta:print-date>2013-10-25T08:44:23.58</meta:print-date>
    <dc:language>fr-FR</dc:language>
    <meta:editing-cycles>8</meta:editing-cycles>
    <meta:editing-duration>PT2H46M15S</meta:editing-duration>
    <meta:document-statistic meta:table-count="0" meta:image-count="0" meta:object-count="0" meta:page-count="4" meta:paragraph-count="70" meta:word-count="596" meta:character-count="3898"/>
    <meta:user-defined meta:name="Info 1"/>
    <meta:user-defined meta:name="Info 2"/>
    <meta:user-defined meta:name="Info 3"/>
    <meta:user-defined meta:name="Info 4"/>
  </office:meta>
</office:document-meta>
</file>